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339868" officeooo:paragraph-rsid="003001c0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name-asian="Arial3" style:font-size-asian="12pt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4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afdba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314803" officeooo:paragraph-rsid="00344ec4" style:font-size-asian="12pt" style:font-style-asian="normal" style:font-weight-asian="normal" style:font-size-complex="12pt" style:text-emphasize="none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name-asian="Arial3" style:font-size-asian="12pt" style:font-name-complex="Arial3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3001c0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b957e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14803" style:font-style-asian="normal" style:font-weight-asian="normal" style:text-emphasize="none"/>
    </style:style>
    <style:style style:name="T10" style:family="text">
      <style:text-properties officeooo:rsid="00129edb"/>
    </style:style>
    <style:style style:name="T11" style:family="text">
      <style:text-properties officeooo:rsid="001adce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4" style:family="text">
      <style:text-properties fo:language="en" fo:country="GB" officeooo:rsid="00314803"/>
    </style:style>
    <style:style style:name="T15" style:family="text">
      <style:text-properties fo:language="en" fo:country="GB" officeooo:rsid="00320e91"/>
    </style:style>
    <style:style style:name="T16" style:family="text">
      <style:text-properties officeooo:rsid="002a51ab"/>
    </style:style>
    <style:style style:name="T17" style:family="text">
      <style:text-properties officeooo:rsid="00314803"/>
    </style:style>
    <style:style style:name="T18" style:family="text">
      <style:text-properties officeooo:rsid="00325734"/>
    </style:style>
    <style:style style:name="T19" style:family="text">
      <style:text-properties officeooo:rsid="00344ec4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325734" style:font-style-asian="italic" style:font-style-complex="italic"/>
    </style:style>
    <style:style style:name="T22" style:family="text">
      <style:text-properties fo:font-style="italic" officeooo:rsid="00344ec4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56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4"><text:span text:style-name="T17">Login</text:span> but<text:span text:style-name="T16">t</text:span>on – <text:span text:style-name="T14">user can not login with valid </text:span><text:span text:style-name="T15">credentials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0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1"><text:span text:style-name="T4">2</text:span><text:span text:style-name="T5">7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0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4"><text:span text:style-name="T12">Chrome </text:span><text:span text:style-name="T13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1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1">1</text:span></text:p>
          </table:table-cell>
        </table:table-row>
      </table:table>
      <text:p text:style-name="P1"/>
      <text:p text:style-name="P1"/>
      <text:p text:style-name="P11">Description</text:p>
      <text:p text:style-name="P25">User can not login with valid <text:span text:style-name="T18">credentials</text:span> (user: locked_user; password: secret_sauce) and the message</text:p>
      <text:p text:style-name="P25"><text:span text:style-name="T22"><text:tab/></text:span><text:span text:style-name="T20">"Epi</text:span><text:span text:style-name="T21">c</text:span><text:span text:style-name="T20"> sadface: sorry, this user has been locked out.'</text:span></text:p>
      <text:p text:style-name="P25"><text:span text:style-name="T19">is</text:span> displayed.</text:p>
      <text:p text:style-name="P15"/>
      <text:p text:style-name="P11">Steps to reproduce</text:p>
      <text:p text:style-name="P17">1. access site www.saucedemo.com in Chrome </text:p>
      <text:p text:style-name="P22"><text:span text:style-name="T7">2. insert valid data in field “Username” </text:span><text:span text:style-name="T8">(</text:span><text:span text:style-name="T9">locked_out</text:span><text:span text:style-name="T8">_user)</text:span></text:p>
      <text:p text:style-name="P22"><text:span text:style-name="T7">3. insert valid data in field “Password” </text:span><text:span text:style-name="T8">(secret_sauce)</text:span></text:p>
      <text:p text:style-name="P18">4. press “Login” button</text:p>
      <text:p text:style-name="P12"/>
      <text:p text:style-name="P11">Expected result</text:p>
      <text:p text:style-name="P16">The user <text:span text:style-name="T19">login is successful and it </text:span>is redirect<text:span text:style-name="T19">ed</text:span> to Home page.</text:p>
      <text:p text:style-name="P16"/>
      <text:p text:style-name="P16"/>
      <text:p text:style-name="P11">Actual result</text:p>
      <text:p text:style-name="P19">User can not login with valid <text:span text:style-name="T18">credentials</text:span>. </text:p>
      <text:p text:style-name="P10"/>
      <text:p text:style-name="P10"/>
      <text:p text:style-name="P11">Notes</text:p>
      <text:p text:style-name="P13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2</meta:editing-cycles>
    <meta:creation-date>2024-02-05T18:33:00</meta:creation-date>
    <dc:date>2024-05-04T17:16:05.719000000</dc:date>
    <meta:editing-duration>PT1H52M29S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37" meta:word-count="123" meta:character-count="817" meta:non-whitespace-character-count="722"/>
    <meta:user-defined meta:name="AppVersion">16.0000</meta:user-defined>
    <meta:template xlink:type="simple" xlink:actuate="onRequest" xlink:title="Normal" xlink:href=""/>
  </office:meta>
</office:document-meta>
</file>